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13.3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2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75-tra-90k-5000res-2folds-1e-06ridge-50w2vdim-&lt;end&gt;-10-09_03: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9633150235813" calcext:value-type="float">
            <text:p>0.1796331502</text:p>
          </table:table-cell>
          <table:table-cell table:style-name="ce1" office:value-type="float" office:value="0.0000274016477176675" calcext:value-type="float">
            <text:p>2.74E-05</text:p>
          </table:table-cell>
          <table:table-cell office:value-type="float" office:value="0.0380376383655205" calcext:value-type="float">
            <text:p>0.0380376384</text:p>
          </table:table-cell>
          <table:table-cell office:value-type="float" office:value="0.000107086081017432" calcext:value-type="float">
            <text:p>0.0001070861</text:p>
          </table:table-cell>
          <table:table-cell office:value-type="float" office:value="0.20325011775789" calcext:value-type="float">
            <text:p>0.2032501178</text:p>
          </table:table-cell>
          <table:table-cell office:value-type="float" office:value="0.00232571832312765" calcext:value-type="float">
            <text:p>0.00232571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1016449856287" calcext:value-type="float">
            <text:p>0.1810164499</text:p>
          </table:table-cell>
          <table:table-cell office:value-type="float" office:value="0.000113880363094329" calcext:value-type="float">
            <text:p>0.0001138804</text:p>
          </table:table-cell>
          <table:table-cell office:value-type="float" office:value="0.0409965506751452" calcext:value-type="float">
            <text:p>0.0409965507</text:p>
          </table:table-cell>
          <table:table-cell office:value-type="float" office:value="0.000124259106610139" calcext:value-type="float">
            <text:p>0.0001242591</text:p>
          </table:table-cell>
          <table:table-cell office:value-type="float" office:value="0.220854922279793" calcext:value-type="float">
            <text:p>0.2208549223</text:p>
          </table:table-cell>
          <table:table-cell office:value-type="float" office:value="0.00223739990579369" calcext:value-type="float">
            <text:p>0.00223739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80139308234683" calcext:value-type="float">
            <text:p>0.1801393082</text:p>
          </table:table-cell>
          <table:table-cell office:value-type="float" office:value="0.00013483772369087" calcext:value-type="float">
            <text:p>0.0001348377</text:p>
          </table:table-cell>
          <table:table-cell office:value-type="float" office:value="0.039318746074737" calcext:value-type="float">
            <text:p>0.0393187461</text:p>
          </table:table-cell>
          <table:table-cell office:value-type="float" office:value="0.000101934173339611" calcext:value-type="float">
            <text:p>0.0001019342</text:p>
          </table:table-cell>
          <table:table-cell office:value-type="float" office:value="0.213553933113519" calcext:value-type="float">
            <text:p>0.2135539331</text:p>
          </table:table-cell>
          <table:table-cell office:value-type="float" office:value="0.00047103155911446" calcext:value-type="float">
            <text:p>0.0004710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80126277073667" calcext:value-type="float">
            <text:p>0.1801262771</text:p>
          </table:table-cell>
          <table:table-cell table:style-name="ce1" office:value-type="float" office:value="0.0000483779786151356" calcext:value-type="float">
            <text:p>4.84E-05</text:p>
          </table:table-cell>
          <table:table-cell office:value-type="float" office:value="0.040194938373371" calcext:value-type="float">
            <text:p>0.0401949384</text:p>
          </table:table-cell>
          <table:table-cell office:value-type="float" office:value="0.00018890328151986" calcext:value-type="float">
            <text:p>0.0001889033</text:p>
          </table:table-cell>
          <table:table-cell office:value-type="float" office:value="0.216350682995761" calcext:value-type="float">
            <text:p>0.216350683</text:p>
          </table:table-cell>
          <table:table-cell office:value-type="float" office:value="0.000206076307112585" calcext:value-type="float">
            <text:p>0.00020607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9788299293812" calcext:value-type="float">
            <text:p>0.1797882993</text:p>
          </table:table-cell>
          <table:table-cell table:style-name="ce1" office:value-type="float" office:value="0.000086111073944517" calcext:value-type="float">
            <text:p>8.61E-05</text:p>
          </table:table-cell>
          <table:table-cell office:value-type="float" office:value="0.0394124617286858" calcext:value-type="float">
            <text:p>0.0394124617</text:p>
          </table:table-cell>
          <table:table-cell office:value-type="float" office:value="0.000323220874548596" calcext:value-type="float">
            <text:p>0.0003232209</text:p>
          </table:table-cell>
          <table:table-cell office:value-type="float" office:value="0.212891544983514" calcext:value-type="float">
            <text:p>0.212891545</text:p>
          </table:table-cell>
          <table:table-cell office:value-type="float" office:value="0.00331194065002355" calcext:value-type="float">
            <text:p>0.00331194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180140696938852" calcext:value-type="float">
            <text:p>0.1801406969</text:p>
          </table:table-cell>
          <table:table-cell/>
          <table:table-cell table:formula="of:=AVERAGE([.D2:.D6])" office:value-type="float" office:value="0.0395920670434919" calcext:value-type="float">
            <text:p>0.039592067</text:p>
          </table:table-cell>
          <table:table-cell/>
          <table:table-cell table:formula="of:=AVERAGE([.F2:.F6])" office:value-type="float" office:value="0.213380240226095" calcext:value-type="float">
            <text:p>0.2133802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0535943278109672" calcext:value-type="float">
            <text:p>0.0005359433</text:p>
          </table:table-cell>
          <table:table-cell/>
          <table:table-cell table:formula="of:=STDEV([.D2:.D6])" office:value-type="float" office:value="0.00110218408715831" calcext:value-type="float">
            <text:p>0.0011021841</text:p>
          </table:table-cell>
          <table:table-cell/>
          <table:table-cell table:formula="of:=STDEV([.F2:.F6])" office:value-type="float" office:value="0.00647268830417143" calcext:value-type="float">
            <text:p>0.00647268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22:02:09.840381499</dc:date>
    <dc:creator>Surender Kumar</dc:creator>
    <meta:editing-duration>PT1M30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